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width="0.051cm" draw:marker-start-width="0.279cm" draw:marker-end-width="0.279cm" draw:fill="none" draw:fill-color="#00ffff" draw:opacity="40%" draw:textarea-horizontal-align="justify" draw:textarea-vertical-align="middle" draw:auto-grow-height="false" fo:padding-top="0.15cm" fo:padding-bottom="0.15cm" fo:padding-left="0.275cm" fo:padding-right="0.275cm" draw:shadow-opacity="40%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-color="#dc2300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-color="#4700b8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-color="#999999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svg:stroke-color="#dc23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4700b8" draw:marker-start-width="0.279cm" draw:marker-end-width="0.279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842cm" svg:height="3.429cm" svg:x="0.265cm" svg:y="1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4cm" svg:height="0.558cm" svg:x="0.365cm" svg:y="6.1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343cm" svg:height="0.335cm" svg:x="0.479cm" svg:y="6.2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42cm" svg:height="0.335cm" svg:x="0.937cm" svg:y="6.2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43cm" svg:height="0.335cm" svg:x="1.394cm" svg:y="6.2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43cm" svg:height="0.335cm" svg:x="1.851cm" svg:y="6.2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43cm" svg:height="0.335cm" svg:x="2.308cm" svg:y="6.2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4cm" svg:height="0.558cm" svg:x="3.68cm" svg:y="6.1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343cm" svg:height="0.335cm" svg:x="3.794cm" svg:y="6.2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43cm" svg:height="0.335cm" svg:x="4.251cm" svg:y="6.2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43cm" svg:height="0.335cm" svg:x="4.708cm" svg:y="6.2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43cm" svg:height="0.335cm" svg:x="5.166cm" svg:y="6.2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43cm" svg:height="0.335cm" svg:x="5.623cm" svg:y="6.2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1" draw:layer="layout" svg:width="1.943cm" svg:height="0.558cm" svg:x="2.359cm" svg:y="4.6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43cm" svg:height="0.335cm" svg:x="2.473cm" svg:y="4.7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43cm" svg:height="0.335cm" svg:x="2.93cm" svg:y="4.7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43cm" svg:height="0.335cm" svg:x="3.387cm" svg:y="4.7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43cm" svg:height="0.335cm" svg:x="3.845cm" svg:y="4.7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1" draw:layer="layout" svg:width="0.343cm" svg:height="0.335cm" svg:x="2.537cm" svg:y="3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43cm" svg:height="0.335cm" svg:x="2.994cm" svg:y="3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43cm" svg:height="0.335cm" svg:x="3.451cm" svg:y="3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1.486cm" svg:height="0.559cm" svg:x="2.422cm" svg:y="3.2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3.165cm" svg:y1="3.253cm" svg:x2="1.679cm" svg:y2="2.583cm" draw:start-shape="id1" draw:start-glue-point="0" draw:end-shape="id2" draw:end-glue-point="2" svg:d="m3165 3253-1486-670" svg:viewBox="0 0 1487 671">
          <text:p/>
        </draw:connector>
        <draw:connector draw:style-name="gr7" draw:text-style-name="P1" draw:layer="layout" draw:type="line" svg:x1="3.165cm" svg:y1="3.253cm" svg:x2="4.699cm" svg:y2="2.583cm" draw:start-shape="id1" draw:start-glue-point="0" draw:end-shape="id3" draw:end-glue-point="2" svg:d="m3165 3253 1534-670" svg:viewBox="0 0 1535 671">
          <text:p/>
        </draw:connector>
        <draw:custom-shape draw:style-name="gr2" draw:text-style-name="P1" draw:layer="layout" svg:width="2.4cm" svg:height="0.558cm" svg:x="0.365cm" svg:y="0.23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343cm" svg:height="0.335cm" svg:x="0.479cm" svg:y="0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42cm" svg:height="0.335cm" svg:x="0.937cm" svg:y="0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43cm" svg:height="0.335cm" svg:x="1.394cm" svg:y="0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43cm" svg:height="0.335cm" svg:x="1.851cm" svg:y="0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43cm" svg:height="0.335cm" svg:x="2.308cm" svg:y="0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4cm" svg:height="0.558cm" svg:x="3.68cm" svg:y="0.23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343cm" svg:height="0.335cm" svg:x="3.794cm" svg:y="0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43cm" svg:height="0.335cm" svg:x="4.251cm" svg:y="0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43cm" svg:height="0.335cm" svg:x="4.708cm" svg:y="0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43cm" svg:height="0.335cm" svg:x="5.166cm" svg:y="0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43cm" svg:height="0.335cm" svg:x="5.623cm" svg:y="0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943cm" svg:height="0.558cm" svg:x="0.708cm" svg:y="2.0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343cm" svg:height="0.335cm" svg:x="1.279cm" svg:y="2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43cm" svg:height="0.335cm" svg:x="1.737cm" svg:y="2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43cm" svg:height="0.335cm" svg:x="2.194cm" svg:y="2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43cm" svg:height="0.335cm" svg:x="1.279cm" svg:y="2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43cm" svg:height="0.335cm" svg:x="0.822cm" svg:y="2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943cm" svg:height="0.558cm" svg:x="3.728cm" svg:y="2.0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343cm" svg:height="0.335cm" svg:x="3.843cm" svg:y="2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43cm" svg:height="0.335cm" svg:x="4.3cm" svg:y="2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43cm" svg:height="0.335cm" svg:x="4.757cm" svg:y="2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43cm" svg:height="0.335cm" svg:x="5.214cm" svg:y="2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14cm" svg:height="0.111cm" svg:x="2.651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14cm" svg:height="0.111cm" svg:x="2.651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15cm" svg:height="0.111cm" svg:x="3.222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14cm" svg:height="0.111cm" svg:x="3.794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14cm" svg:height="0.111cm" svg:x="2.537cm" svg:y="1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14cm" svg:height="0.111cm" svg:x="2.537cm" svg:y="1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15cm" svg:height="0.111cm" svg:x="3.108cm" svg:y="1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14cm" svg:height="0.111cm" svg:x="3.68cm" svg:y="1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" draw:text-style-name="P1" draw:layer="layout" svg:width="1.943cm" svg:height="0.558cm" svg:x="2.105cm" svg:y="4.42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43cm" svg:height="0.335cm" svg:x="2.676cm" svg:y="4.5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43cm" svg:height="0.335cm" svg:x="3.134cm" svg:y="4.5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43cm" svg:height="0.335cm" svg:x="3.591cm" svg:y="4.5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43cm" svg:height="0.335cm" svg:x="2.676cm" svg:y="4.5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43cm" svg:height="0.335cm" svg:x="2.219cm" svg:y="4.5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0" draw:text-style-name="P1" draw:layer="layout" svg:x1="3.159cm" svg:y1="3.794cm" svg:x2="3.159cm" svg:y2="4.42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.35cm" fo:page-height="7.1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1-08T12:16:34</meta:creation-date>
    <dc:date>2014-11-08T16:02:09</dc:date>
    <meta:editing-duration>PT38M33S</meta:editing-duration>
    <meta:editing-cycles>3</meta:editing-cycles>
    <meta:generator>LibreOffice/3.5$Linux_X86_64 LibreOffice_project/350m1$Build-2</meta:generator>
    <meta:document-statistic meta:object-count="64"/>
  </office:meta>
</office:document-meta>
</file>